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tyle="italic" style:font-style-asian="italic" style:font-style-complex="italic"/>
    </style:style>
    <style:style style:name="T1_2" style:family="text">
      <style:text-properties fo:font-style="italic" style:font-style-asian="italic" style:font-style-complex="italic"/>
    </style:style>
    <style:style style:name="T1_3" style:family="text">
      <style:text-properties fo:font-style="italic" style:font-style-asian="italic" style:font-style-complex="italic"/>
    </style:style>
    <style:style style:name="T1_4" style:family="text">
      <style:text-properties fo:font-style="italic" style:font-style-asian="italic" style:font-style-complex="italic"/>
    </style:style>
    <style:style style:name="T1_5" style:family="text">
      <style:text-properties fo:font-style="italic" style:font-style-asian="italic" style:font-style-complex="italic"/>
    </style:style>
    <style:style style:name="T1_6" style:family="text">
      <style:text-properties fo:font-style="italic" style:font-style-asian="italic" style:font-style-complex="italic"/>
    </style:style>
    <style:style style:name="T1_7" style:family="text">
      <style:text-properties fo:font-style="italic" style:font-style-asian="italic" style:font-style-complex="italic"/>
    </style:style>
    <style:style style:name="T1_8" style:family="text">
      <style:text-properties fo:font-style="italic" style:font-style-asian="italic" style:font-style-complex="italic"/>
    </style:style>
    <style:style style:name="T1_9" style:family="text">
      <style:text-properties fo:font-style="italic" style:font-style-asian="italic" style:font-style-complex="italic"/>
    </style:style>
    <style:style style:name="T1_10" style:family="text">
      <style:text-properties fo:font-style="italic" style:font-style-asian="italic" style:font-style-complex="italic"/>
    </style:style>
    <style:style style:name="T1_11" style:family="text">
      <style:text-properties fo:font-style="italic" style:font-style-asian="italic" style:font-style-complex="italic"/>
    </style:style>
    <style:style style:name="T1_12" style:family="text">
      <style:text-properties fo:font-style="italic" style:font-style-asian="italic" style:font-style-complex="italic"/>
    </style:style>
    <style:style style:name="T1_13" style:family="text">
      <style:text-properties fo:font-style="italic" style:font-style-asian="italic" style:font-style-complex="italic"/>
    </style:style>
    <style:style style:name="T1_14" style:family="text">
      <style:text-properties fo:font-style="italic" style:font-style-asian="italic" style:font-style-complex="italic"/>
    </style:style>
    <style:style style:name="T1_15" style:family="text">
      <style:text-properties fo:font-style="italic" style:font-style-asian="italic" style:font-style-complex="italic"/>
    </style:style>
    <style:style style:name="T1_16" style:family="text">
      <style:text-properties fo:font-style="italic" style:font-style-asian="italic" style:font-style-complex="italic"/>
    </style:style>
    <style:style style:name="T1_17" style:family="text">
      <style:text-properties fo:font-style="italic" style:font-style-asian="italic" style:font-style-complex="italic"/>
    </style:style>
    <style:style style:name="T1_18" style:family="text">
      <style:text-properties fo:font-style="italic" style:font-style-asian="italic" style:font-style-complex="italic"/>
    </style:style>
    <style:style style:name="T1_19" style:family="text">
      <style:text-properties fo:font-style="italic" style:font-style-asian="italic" style:font-style-complex="italic"/>
    </style:style>
    <style:style style:name="T1_20" style:family="text">
      <style:text-properties fo:font-style="italic" style:font-style-asian="italic" style:font-style-complex="italic"/>
    </style:style>
    <style:style style:name="T1_21" style:family="text">
      <style:text-properties fo:font-style="italic" style:font-style-asian="italic" style:font-style-complex="italic"/>
    </style:style>
    <style:style style:name="T1_22" style:family="text">
      <style:text-properties fo:font-style="italic" style:font-style-asian="italic" style:font-style-complex="italic"/>
    </style:style>
    <style:style style:name="T1_23" style:family="text">
      <style:text-properties fo:font-style="italic" style:font-style-asian="italic" style:font-style-complex="italic"/>
    </style:style>
    <style:style style:name="T1_24" style:family="text">
      <style:text-properties fo:font-style="italic" style:font-style-asian="italic" style:font-style-complex="italic"/>
    </style:style>
    <style:style style:name="T1_25" style:family="text">
      <style:text-properties fo:font-style="italic" style:font-style-asian="italic" style:font-style-complex="italic"/>
    </style:style>
    <style:style style:name="T1_26" style:family="text">
      <style:text-properties fo:font-style="italic" style:font-style-asian="italic" style:font-style-complex="italic"/>
    </style:style>
    <style:style style:name="T1_27" style:family="text">
      <style:text-properties fo:font-style="italic" style:font-style-asian="italic" style:font-style-complex="italic"/>
    </style:style>
    <style:style style:name="T1_28" style:family="text">
      <style:text-properties fo:font-style="italic" style:font-style-asian="italic" style:font-style-complex="italic"/>
    </style:style>
    <style:style style:name="T1_29" style:family="text">
      <style:text-properties fo:font-style="italic" style:font-style-asian="italic" style:font-style-complex="italic"/>
    </style:style>
    <style:style style:name="T1_30" style:family="text">
      <style:text-properties fo:font-style="italic" style:font-style-asian="italic" style:font-style-complex="italic"/>
    </style:style>
    <style:style style:name="T1_31" style:family="text">
      <style:text-properties fo:font-style="italic" style:font-style-asian="italic" style:font-style-complex="italic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tyle="italic" style:font-style-asian="italic" style:font-style-complex="italic"/>
    </style:style>
    <style:style style:name="T2_2" style:family="text">
      <style:text-properties fo:font-style="italic" style:font-style-asian="italic" style:font-style-complex="italic"/>
    </style:style>
    <style:style style:name="T2_3" style:family="text">
      <style:text-properties fo:font-style="italic" style:font-style-asian="italic" style:font-style-complex="italic"/>
    </style:style>
    <style:style style:name="T2_4" style:family="text">
      <style:text-properties fo:font-style="italic" style:font-style-asian="italic" style:font-style-complex="italic"/>
    </style:style>
    <style:style style:name="T2_5" style:family="text">
      <style:text-properties fo:font-style="italic" style:font-style-asian="italic" style:font-style-complex="italic"/>
    </style:style>
    <style:style style:name="T2_6" style:family="text">
      <style:text-properties fo:font-style="italic" style:font-style-asian="italic" style:font-style-complex="italic"/>
    </style:style>
    <style:style style:name="T2_7" style:family="text">
      <style:text-properties fo:font-style="italic" style:font-style-asian="italic" style:font-style-complex="italic"/>
    </style:style>
    <style:style style:name="T2_8" style:family="text">
      <style:text-properties fo:font-style="italic" style:font-style-asian="italic" style:font-style-complex="italic"/>
    </style:style>
    <style:style style:name="T2_9" style:family="text">
      <style:text-properties fo:font-style="italic" style:font-style-asian="italic" style:font-style-complex="italic"/>
    </style:style>
    <style:style style:name="T2_10" style:family="text">
      <style:text-properties fo:font-style="italic" style:font-style-asian="italic" style:font-style-complex="italic"/>
    </style:style>
    <style:style style:name="T2_11" style:family="text">
      <style:text-properties fo:font-style="italic" style:font-style-asian="italic" style:font-style-complex="italic"/>
    </style:style>
    <style:style style:name="T2_12" style:family="text">
      <style:text-properties fo:font-style="italic" style:font-style-asian="italic" style:font-style-complex="italic"/>
    </style:style>
    <style:style style:name="T2_13" style:family="text">
      <style:text-properties fo:font-style="italic" style:font-style-asian="italic" style:font-style-complex="italic"/>
    </style:style>
    <style:style style:name="T2_14" style:family="text">
      <style:text-properties fo:font-style="italic" style:font-style-asian="italic" style:font-style-complex="italic"/>
    </style:style>
    <style:style style:name="T2_15" style:family="text">
      <style:text-properties fo:font-style="italic" style:font-style-asian="italic" style:font-style-complex="italic"/>
    </style:style>
    <style:style style:name="T2_16" style:family="text">
      <style:text-properties fo:font-style="italic" style:font-style-asian="italic" style:font-style-complex="italic"/>
    </style:style>
    <style:style style:name="T2_17" style:family="text">
      <style:text-properties fo:font-style="italic" style:font-style-asian="italic" style:font-style-complex="italic"/>
    </style:style>
    <style:style style:name="T2_18" style:family="text"/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/>
    </style:style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fo:font-style="italic" style:font-style-asian="italic" style:font-style-complex="italic"/>
    </style:style>
    <style:style style:name="T6_2" style:family="text">
      <style:text-properties fo:font-style="italic" style:font-style-asian="italic" style:font-style-complex="italic"/>
    </style:style>
    <style:style style:name="T6_3" style:family="text">
      <style:text-properties fo:font-style="italic" style:font-style-asian="italic" style:font-style-complex="italic"/>
    </style:style>
    <style:style style:name="T6_4" style:family="text">
      <style:text-properties fo:font-style="italic" style:font-style-asian="italic" style:font-style-complex="italic"/>
    </style:style>
    <style:style style:name="T6_5" style:family="text">
      <style:text-properties fo:font-style="italic" style:font-style-asian="italic" style:font-style-complex="italic"/>
    </style:style>
    <style:style style:name="T6_6" style:family="text">
      <style:text-properties fo:font-style="italic" style:font-style-asian="italic" style:font-style-complex="italic"/>
    </style:style>
    <style:style style:name="T6_7" style:family="text">
      <style:text-properties fo:font-style="italic" style:font-style-asian="italic" style:font-style-complex="italic"/>
    </style:style>
    <style:style style:name="T6_8" style:family="text">
      <style:text-properties fo:font-style="italic" style:font-style-asian="italic" style:font-style-complex="italic"/>
    </style:style>
    <style:style style:name="T6_9" style:family="text">
      <style:text-properties fo:font-style="italic" style:font-style-asian="italic" style:font-style-complex="italic"/>
    </style:style>
    <style:style style:name="T6_10" style:family="text">
      <style:text-properties fo:font-style="italic" style:font-style-asian="italic" style:font-style-complex="italic"/>
    </style:style>
    <style:style style:name="T6_11" style:family="text">
      <style:text-properties fo:font-style="italic" style:font-style-asian="italic" style:font-style-complex="italic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tyle="italic" style:font-style-asian="italic" style:font-style-complex="italic"/>
    </style:style>
    <style:style style:name="T7_2" style:family="text">
      <style:text-properties fo:font-style="italic" style:font-style-asian="italic" style:font-style-complex="italic"/>
    </style:style>
    <style:style style:name="T7_3" style:family="text">
      <style:text-properties fo:font-style="italic" style:font-style-asian="italic" style:font-style-complex="italic"/>
    </style:style>
    <style:style style:name="T7_4" style:family="text">
      <style:text-properties fo:font-style="italic" style:font-style-asian="italic" style:font-style-complex="italic"/>
    </style:style>
    <style:style style:name="T7_5" style:family="text">
      <style:text-properties fo:font-style="italic" style:font-style-asian="italic" style:font-style-complex="italic"/>
    </style:style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tyle="italic" style:font-style-asian="italic" style:font-style-complex="italic"/>
    </style:style>
    <style:style style:name="T19_2" style:family="text">
      <style:text-properties fo:font-style="italic" style:font-style-asian="italic" style:font-style-complex="italic"/>
    </style:style>
    <style:style style:name="T19_3" style:family="text">
      <style:text-properties fo:font-style="italic" style:font-style-asian="italic" style:font-style-complex="italic"/>
    </style:style>
    <style:style style:name="T19_4" style:family="text">
      <style:text-properties fo:font-style="italic" style:font-style-asian="italic" style:font-style-complex="italic"/>
    </style:style>
    <style:style style:name="T19_5" style:family="text">
      <style:text-properties fo:font-style="italic" style:font-style-asian="italic" style:font-style-complex="italic"/>
    </style:style>
    <style:style style:name="T19_6" style:family="text">
      <style:text-properties fo:font-style="italic" style:font-style-asian="italic" style:font-style-complex="italic"/>
    </style:style>
    <style:style style:name="T19_7" style:family="text">
      <style:text-properties fo:font-style="italic" style:font-style-asian="italic" style:font-style-complex="italic"/>
    </style:style>
    <style:style style:name="T19_8" style:family="text">
      <style:text-properties fo:font-style="italic" style:font-style-asian="italic" style:font-style-complex="italic"/>
    </style:style>
    <style:style style:name="T19_9" style:family="text">
      <style:text-properties fo:font-style="italic" style:font-style-asian="italic" style:font-style-complex="italic"/>
    </style:style>
    <style:style style:name="T19_10" style:family="text">
      <style:text-properties fo:font-style="italic" style:font-style-asian="italic" style:font-style-complex="italic"/>
    </style:style>
    <style:style style:name="T19_11" style:family="text"/>
    <style:style style:name="T19_12" style:family="text"/>
    <style:style style:name="T19_13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T28_35" style:family="text"/>
    <style:style style:name="T28_36" style:family="text"/>
    <style:style style:name="T28_37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P30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Here</text:span><text:span text:style-name="T1_2"><text:s/></text:span><text:span text:style-name="T1_3">are</text:span><text:span text:style-name="T1_4"><text:s/></text:span><text:span text:style-name="T1_5">a</text:span><text:span text:style-name="T1_6"><text:s/></text:span><text:span text:style-name="T1_7">few</text:span><text:span text:style-name="T1_8"><text:s/></text:span><text:span text:style-name="T1_9">more</text:span><text:span text:style-name="T1_10"><text:s/></text:span><text:span text:style-name="T1_11">things</text:span><text:span text:style-name="T1_12"><text:s/></text:span><text:span text:style-name="T1_13">that</text:span><text:span text:style-name="T1_14"><text:s/></text:span><text:span text:style-name="T1_15">have</text:span><text:span text:style-name="T1_16"><text:s/></text:span><text:span text:style-name="T1_17">to</text:span><text:span text:style-name="T1_18"><text:s/></text:span><text:span text:style-name="T1_19">be</text:span><text:span text:style-name="T1_20"><text:s/></text:span><text:span text:style-name="T1_21">done</text:span><text:span text:style-name="T1_22"><text:s/></text:span><text:span text:style-name="T1_23">on</text:span><text:span text:style-name="T1_24"><text:s/></text:span><text:span text:style-name="T1_25">Jungle</text:span><text:span text:style-name="T1_26"><text:s/></text:span><text:span text:style-name="T1_27">Drones</text:span><text:span text:style-name="T1_28"><text:s/></text:span><text:span text:style-name="T1_29">as</text:span><text:span text:style-name="T1_30"><text:s/></text:span><text:span text:style-name="T1_31">well</text:span></text:p>
      <text:p text:style-name="P2"><text:span text:style-name="T2_1">They</text:span><text:span text:style-name="T2_2"><text:s/></text:span><text:span text:style-name="T2_3">need</text:span><text:span text:style-name="T2_4"><text:s/></text:span><text:span text:style-name="T2_5">a</text:span><text:span text:style-name="T2_6"><text:s/></text:span><text:span text:style-name="T2_7">page</text:span><text:span text:style-name="T2_8"><text:s/></text:span><text:span text:style-name="T2_9">up</text:span><text:span text:style-name="T2_10"><text:s/></text:span><text:span text:style-name="T2_11">top</text:span><text:span text:style-name="T2_12"><text:s/></text:span><text:span text:style-name="T2_13">far</text:span><text:span text:style-name="T2_14"><text:s/></text:span><text:span text:style-name="T2_15">right</text:span><text:span text:style-name="T2_16"><text:s/></text:span><text:span text:style-name="T2_17">says</text:span><text:span text:style-name="T2_18"><text:s/></text:span></text:p>
      <text:p text:style-name="P3"/>
      <text:p text:style-name="P4"><text:span text:style-name="T4_1">"</text:span><text:span text:style-name="T4_2">Employment</text:span><text:span text:style-name="T4_3">"</text:span></text:p>
      <text:p text:style-name="P5"/>
      <text:p text:style-name="P6"><text:span text:style-name="T6_1">Show</text:span><text:span text:style-name="T6_2"><text:s/></text:span><text:span text:style-name="T6_3">pictures</text:span><text:span text:style-name="T6_4"><text:s/></text:span><text:span text:style-name="T6_5">of</text:span><text:span text:style-name="T6_6"><text:s/></text:span><text:span text:style-name="T6_7">jungle</text:span><text:span text:style-name="T6_8"><text:s/></text:span><text:span text:style-name="T6_9">drone</text:span><text:span text:style-name="T6_10"><text:s/></text:span><text:span text:style-name="T6_11">pilots</text:span></text:p>
      <text:p text:style-name="P7"><text:span text:style-name="T7_1">then</text:span><text:span text:style-name="T7_2"><text:s/></text:span><text:span text:style-name="T7_3">big</text:span><text:span text:style-name="T7_4"><text:s/></text:span><text:span text:style-name="T7_5">words</text:span></text:p>
      <text:p text:style-name="P8"/>
      <text:p text:style-name="P9"><text:span text:style-name="T9_1">WE</text:span><text:span text:style-name="T9_2"><text:s/></text:span><text:span text:style-name="T9_3">ARE</text:span><text:span text:style-name="T9_4"><text:s/></text:span><text:span text:style-name="T9_5">HIRING</text:span><text:span text:style-name="T9_6"><text:s/></text:span><text:span text:style-name="T9_7">PILOTS</text:span><text:span text:style-name="T9_8">!</text:span></text:p>
      <text:p text:style-name="P10"/>
      <text:p text:style-name="P11"><text:span text:style-name="T11_1">Come</text:span><text:span text:style-name="T11_2"><text:s/></text:span><text:span text:style-name="T11_3">and</text:span><text:span text:style-name="T11_4"><text:s/></text:span><text:span text:style-name="T11_5">work</text:span><text:span text:style-name="T11_6"><text:s/></text:span><text:span text:style-name="T11_7">for</text:span><text:span text:style-name="T11_8"><text:s/></text:span><text:span text:style-name="T11_9">an</text:span><text:span text:style-name="T11_10"><text:s/></text:span><text:span text:style-name="T11_11">incredible</text:span><text:span text:style-name="T11_12"><text:s/></text:span><text:span text:style-name="T11_13">company</text:span><text:span text:style-name="T11_14"><text:s/></text:span><text:span text:style-name="T11_15">that</text:span><text:span text:style-name="T11_16"><text:s/></text:span><text:span text:style-name="T11_17">is</text:span><text:span text:style-name="T11_18"><text:s/></text:span><text:span text:style-name="T11_19">bringing</text:span><text:span text:style-name="T11_20"><text:s/></text:span><text:span text:style-name="T11_21">a</text:span><text:span text:style-name="T11_22"><text:s/></text:span><text:span text:style-name="T11_23">breaking</text:span><text:span text:style-name="T11_24"><text:s/></text:span><text:span text:style-name="T11_25">industry</text:span><text:span text:style-name="T11_26"><text:s/></text:span><text:span text:style-name="T11_27">to</text:span><text:span text:style-name="T11_28"><text:s/></text:span><text:span text:style-name="T11_29">the</text:span><text:span text:style-name="T11_30"><text:s/></text:span><text:span text:style-name="T11_31">world</text:span><text:span text:style-name="T11_32">.<text:s/></text:span><text:span text:style-name="T11_33">If</text:span><text:span text:style-name="T11_34"><text:s/></text:span><text:span text:style-name="T11_35">you</text:span><text:span text:style-name="T11_36"><text:s/></text:span><text:span text:style-name="T11_37">are</text:span><text:span text:style-name="T11_38"><text:s/></text:span><text:span text:style-name="T11_39">interested</text:span><text:span text:style-name="T11_40"><text:s/></text:span><text:span text:style-name="T11_41">flying</text:span><text:span text:style-name="T11_42"><text:s/></text:span><text:span text:style-name="T11_43">for</text:span><text:span text:style-name="T11_44"><text:s/></text:span><text:span text:style-name="T11_45">us</text:span><text:span text:style-name="T11_46"><text:s/></text:span><text:span text:style-name="T11_47">as</text:span><text:span text:style-name="T11_48"><text:s/></text:span><text:span text:style-name="T11_49">a</text:span><text:span text:style-name="T11_50"><text:s/></text:span><text:span text:style-name="T11_51">pilot</text:span><text:span text:style-name="T11_52"><text:s/></text:span><text:span text:style-name="T11_53">please</text:span><text:span text:style-name="T11_54"><text:s/></text:span><text:span text:style-name="T11_55">fill</text:span><text:span text:style-name="T11_56"><text:s/></text:span><text:span text:style-name="T11_57">out</text:span><text:span text:style-name="T11_58"><text:s/></text:span><text:span text:style-name="T11_59">this</text:span><text:span text:style-name="T11_60"><text:s/></text:span><text:span text:style-name="T11_61">form</text:span><text:span text:style-name="T11_62"><text:s/></text:span><text:span text:style-name="T11_63">and</text:span><text:span text:style-name="T11_64"><text:s/></text:span><text:span text:style-name="T11_65">apply</text:span><text:span text:style-name="T11_66"><text:s/></text:span><text:span text:style-name="T11_67">today</text:span><text:span text:style-name="T11_68">!</text:span></text:p>
      <text:p text:style-name="P12"/>
      <text:p text:style-name="P13"><text:span text:style-name="T13_1">first</text:span><text:span text:style-name="T13_2"><text:s/></text:span><text:span text:style-name="T13_3">name</text:span><text:span text:style-name="T13_4"><text:s/></text:span></text:p>
      <text:p text:style-name="P14"><text:span text:style-name="T14_1">last</text:span><text:span text:style-name="T14_2"><text:s/></text:span><text:span text:style-name="T14_3">name</text:span><text:span text:style-name="T14_4"><text:s/></text:span></text:p>
      <text:p text:style-name="P15"><text:span text:style-name="T15_1">telephone</text:span><text:span text:style-name="T15_2"><text:s/></text:span></text:p>
      <text:p text:style-name="P16"><text:span text:style-name="T16_1">email</text:span><text:span text:style-name="T16_2"><text:s/></text:span></text:p>
      <text:p text:style-name="P17"><text:span text:style-name="T17_1">country</text:span><text:span text:style-name="T17_2"><text:s/></text:span></text:p>
      <text:p text:style-name="P18"><text:span text:style-name="T18_1">city</text:span></text:p>
      <text:p text:style-name="P19"><text:span text:style-name="T19_1">then</text:span><text:span text:style-name="T19_2"><text:s/></text:span><text:span text:style-name="T19_3">a</text:span><text:span text:style-name="T19_4"><text:s/></text:span><text:span text:style-name="T19_5">file</text:span><text:span text:style-name="T19_6"><text:s/></text:span><text:span text:style-name="T19_7">upload</text:span><text:span text:style-name="T19_8"><text:s/></text:span><text:span text:style-name="T19_9">called</text:span><text:span text:style-name="T19_10"><text:s/></text:span><text:span text:style-name="T19_11">"</text:span><text:span text:style-name="T19_12">resume</text:span><text:span text:style-name="T19_13">"</text:span></text:p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<text:span text:style-name="T27_1">Then</text:span><text:span text:style-name="T27_2"><text:s/></text:span><text:span text:style-name="T27_3">they</text:span><text:span text:style-name="T27_4"><text:s/></text:span><text:span text:style-name="T27_5">want</text:span><text:span text:style-name="T27_6"><text:s/></text:span><text:span text:style-name="T27_7">the</text:span><text:span text:style-name="T27_8"><text:s/></text:span><text:span text:style-name="T27_9">member</text:span><text:span text:style-name="T27_10"><text:s/></text:span><text:span text:style-name="T27_11">sign</text:span><text:span text:style-name="T27_12"><text:s/></text:span><text:span text:style-name="T27_13">up</text:span><text:span text:style-name="T27_14"><text:s/></text:span><text:span text:style-name="T27_15">back</text:span><text:span text:style-name="T27_16"><text:s/></text:span><text:span text:style-name="T27_17">in</text:span><text:span text:style-name="T27_18"><text:s/></text:span><text:span text:style-name="T27_19">the</text:span><text:span text:style-name="T27_20"><text:s/></text:span><text:span text:style-name="T27_21">top</text:span><text:span text:style-name="T27_22"><text:s/></text:span><text:span text:style-name="T27_23">navigation</text:span><text:span text:style-name="T27_24"><text:s/>(</text:span><text:span text:style-name="T27_25">second</text:span><text:span text:style-name="T27_26"><text:s/></text:span><text:span text:style-name="T27_27">to</text:span><text:span text:style-name="T27_28"><text:s/></text:span><text:span text:style-name="T27_29">last</text:span><text:span text:style-name="T27_30">)<text:s/></text:span><text:span text:style-name="T27_31">and</text:span><text:span text:style-name="T27_32"><text:s/></text:span><text:span text:style-name="T27_33">whenever</text:span><text:span text:style-name="T27_34"><text:s/></text:span><text:span text:style-name="T27_35">it</text:span><text:span text:style-name="T27_36"><text:s/></text:span><text:span text:style-name="T27_37">is</text:span><text:span text:style-name="T27_38"><text:s/></text:span><text:span text:style-name="T27_39">clicked</text:span><text:span text:style-name="T27_40"><text:s/></text:span><text:span text:style-name="T27_41">it</text:span><text:span text:style-name="T27_42"><text:s/></text:span><text:span text:style-name="T27_43">shoots</text:span><text:span text:style-name="T27_44"><text:s/></text:span><text:span text:style-name="T27_45">back</text:span><text:span text:style-name="T27_46"><text:s/></text:span><text:span text:style-name="T27_47">to</text:span><text:span text:style-name="T27_48"><text:s/></text:span><text:span text:style-name="T27_49">the</text:span><text:span text:style-name="T27_50"><text:s/></text:span><text:span text:style-name="T27_51">home</text:span><text:span text:style-name="T27_52"><text:s/></text:span><text:span text:style-name="T27_53">page</text:span><text:span text:style-name="T27_54"><text:s/></text:span><text:span text:style-name="T27_55">and</text:span><text:span text:style-name="T27_56"><text:s/></text:span><text:span text:style-name="T27_57">down</text:span><text:span text:style-name="T27_58"><text:s/></text:span><text:span text:style-name="T27_59">to</text:span><text:span text:style-name="T27_60"><text:s/></text:span><text:span text:style-name="T27_61">a</text:span><text:span text:style-name="T27_62"><text:s/></text:span><text:span text:style-name="T27_63">bookmark</text:span><text:span text:style-name="T27_64"><text:s/></text:span><text:span text:style-name="T27_65">where</text:span><text:span text:style-name="T27_66"><text:s/></text:span><text:span text:style-name="T27_67">they</text:span><text:span text:style-name="T27_68"><text:s/></text:span><text:span text:style-name="T27_69">fill</text:span><text:span text:style-name="T27_70"><text:s/></text:span><text:span text:style-name="T27_71">out</text:span><text:span text:style-name="T27_72"><text:s/></text:span><text:span text:style-name="T27_73">that</text:span><text:span text:style-name="T27_74"><text:s/></text:span><text:span text:style-name="T27_75">form</text:span></text:p>
      <text:p text:style-name="P28"><text:span text:style-name="T28_1">the</text:span><text:span text:style-name="T28_2"><text:s/></text:span><text:span text:style-name="T28_3">form</text:span><text:span text:style-name="T28_4"><text:s/></text:span><text:span text:style-name="T28_5">needs</text:span><text:span text:style-name="T28_6"><text:s/></text:span><text:span text:style-name="T28_7">to</text:span><text:span text:style-name="T28_8"><text:s/></text:span><text:span text:style-name="T28_9">have</text:span><text:span text:style-name="T28_10"><text:s/></text:span><text:span text:style-name="T28_11">country</text:span><text:span text:style-name="T28_12"><text:s/>(</text:span><text:span text:style-name="T28_13">dropdown</text:span><text:span text:style-name="T28_14"><text:s/></text:span><text:span text:style-name="T28_15">if</text:span><text:span text:style-name="T28_16"><text:s/></text:span><text:span text:style-name="T28_17">you</text:span><text:span text:style-name="T28_18"><text:s/></text:span><text:span text:style-name="T28_19">have</text:span><text:span text:style-name="T28_20"><text:s/></text:span><text:span text:style-name="T28_21">it</text:span><text:span text:style-name="T28_22">,<text:s/></text:span><text:span text:style-name="T28_23">defaulted</text:span><text:span text:style-name="T28_24"><text:s/></text:span><text:span text:style-name="T28_25">to</text:span><text:span text:style-name="T28_26"><text:s/></text:span><text:span text:style-name="T28_27">Belize</text:span><text:span text:style-name="T28_28">)<text:s/></text:span><text:span text:style-name="T28_29">then</text:span><text:span text:style-name="T28_30"><text:s/></text:span><text:span text:style-name="T28_31">city</text:span><text:span text:style-name="T28_32"><text:s/></text:span><text:span text:style-name="T28_33">as</text:span><text:span text:style-name="T28_34"><text:s/></text:span><text:span text:style-name="T28_35">well</text:span><text:span text:style-name="T28_36"><text:s/></text:span><text:span text:style-name="T28_37">please</text:span></text:p>
      <text:p text:style-name="P29"><text:span text:style-name="T29_1">in</text:span><text:span text:style-name="T29_2"><text:s/></text:span><text:span text:style-name="T29_3">any</text:span><text:span text:style-name="T29_4"><text:s/></text:span><text:span text:style-name="T29_5">case</text:span><text:span text:style-name="T29_6"><text:s/></text:span><text:span text:style-name="T29_7">we</text:span><text:span text:style-name="T29_8"><text:s/></text:span><text:span text:style-name="T29_9">are</text:span><text:span text:style-name="T29_10"><text:s/></text:span><text:span text:style-name="T29_11">still</text:span><text:span text:style-name="T29_12"><text:s/></text:span><text:span text:style-name="T29_13">on</text:span><text:span text:style-name="T29_14"><text:s/></text:span><text:span text:style-name="T29_15">super</text:span><text:span text:style-name="T29_16"><text:s/></text:span><text:span text:style-name="T29_17">high</text:span><text:span text:style-name="T29_18"><text:s/></text:span><text:span text:style-name="T29_19">priority</text:span><text:span text:style-name="T29_20"><text:s/></text:span><text:span text:style-name="T29_21">for</text:span><text:span text:style-name="T29_22"><text:s/></text:span><text:span text:style-name="T29_23">Jungle</text:span><text:span text:style-name="T29_24"><text:s/></text:span><text:span text:style-name="T29_25">Drones</text:span><text:span text:style-name="T29_26"><text:s/></text:span><text:span text:style-name="T29_27">please</text:span><text:span text:style-name="T29_28"><text:s/></text:span><text:span text:style-name="T29_29">try</text:span><text:span text:style-name="T29_30"><text:s/></text:span><text:span text:style-name="T29_31">to</text:span><text:span text:style-name="T29_32"><text:s/></text:span><text:span text:style-name="T29_33">get</text:span><text:span text:style-name="T29_34"><text:s/></text:span><text:span text:style-name="T29_35">all</text:span><text:span text:style-name="T29_36"><text:s/></text:span><text:span text:style-name="T29_37">of</text:span><text:span text:style-name="T29_38"><text:s/></text:span><text:span text:style-name="T29_39">this</text:span><text:span text:style-name="T29_40"><text:s/></text:span><text:span text:style-name="T29_41">and</text:span><text:span text:style-name="T29_42"><text:s/></text:span><text:span text:style-name="T29_43">what</text:span><text:span text:style-name="T29_44"><text:s/></text:span><text:span text:style-name="T29_45">Lannah</text:span><text:span text:style-name="T29_46"><text:s/></text:span><text:span text:style-name="T29_47">sent</text:span><text:span text:style-name="T29_48"><text:s/></text:span><text:span text:style-name="T29_49">done</text:span><text:span text:style-name="T29_50"><text:s/></text:span><text:span text:style-name="T29_51">today</text:span></text:p>
      <text:p text:style-name="P3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905cm" fo:padding-bottom="0cm" fo:margin-bottom="1.905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